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join-border="false"/>
      <style:text-properties fo:font-size="16pt" style:font-size-asian="16pt" style:font-size-complex="16pt"/>
    </style:style>
    <style:style style:name="P2" style:family="paragraph" style:parent-style-name="Standard">
      <style:paragraph-properties fo:padding="0cm" fo:border="none" style:join-border="false"/>
      <style:text-properties fo:font-size="16pt" style:font-size-asian="16pt" style:font-size-complex="16pt"/>
    </style:style>
    <style:style style:name="P3" style:family="paragraph" style:parent-style-name="Standard">
      <style:paragraph-properties fo:padding="0cm" fo:border="none" style:join-border="false"/>
      <style:text-properties fo:font-size="14pt" style:font-size-asian="14pt" style:font-size-complex="14pt"/>
    </style:style>
    <style:style style:name="P4" style:family="paragraph" style:parent-style-name="Standard">
      <style:paragraph-properties fo:padding="0cm" fo:border="none" style:join-border="false">
        <style:tab-stops>
          <style:tab-stop style:position="13.547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 style:list-style-name="L2">
      <style:paragraph-properties fo:padding="0cm" fo:border="none" style:join-border="false">
        <style:tab-stops>
          <style:tab-stop style:position="13.547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 style:list-style-name="L2">
      <style:paragraph-properties fo:padding="0cm" fo:border="none" style:join-border="false">
        <style:tab-stops>
          <style:tab-stop style:position="13.547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padding="0cm" fo:border="none" style:join-border="false">
        <style:tab-stops>
          <style:tab-stop style:position="13.547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 style:list-style-name="L3">
      <style:paragraph-properties fo:padding="0cm" fo:border="none" style:join-border="false">
        <style:tab-stops>
          <style:tab-stop style:position="13.547cm"/>
        </style:tab-stops>
      </style:paragraph-properties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scheidung des Standortes</text:p>
      <text:p text:style-name="P2"/>
      <text:p text:style-name="P3">Wir haben uns für Potsdam entschieden aus folgenden Gründen:</text:p>
      <text:list xml:id="list3346006329408804371" text:style-name="L2">
        <text:list-item>
          <text:p text:style-name="P5">Potsdam bietet günstigere Büro- und Fabrikplätze an.</text:p>
        </text:list-item>
        <text:list-item>
          <text:p text:style-name="P5">Die durchschnittlichen Lohnkosten sind um einiges günstiger.<text:line-break/>Im Gegensatz zu Berlins durchschnittlichen Lohnkosten von 3.080€ sind die durchschnittlichen Lohnkosten von 2.700€ bei Potsdam ein wenig preiswerter.</text:p>
        </text:list-item>
        <text:list-item>
          <text:p text:style-name="P5">Berlin besitzt eine größere Infrastruktur, wodurch sich mehrere Möglichkeiten für den Transport anbieten. Da Potsdam in der Nähe von Berlin liegt, kann man die Transportmöglichkeiten von dort auch mit benutzen.</text:p>
        </text:list-item>
        <text:list-item>
          <text:p text:style-name="P5">Potsdam besitzt, durch die vielen Universitäten und Forschungsinstituten, ein sehr gutes Image.</text:p>
        </text:list-item>
      </text:list>
      <text:p text:style-name="P7"/>
      <text:p text:style-name="P4">Neutrale Entscheidungspunkte:</text:p>
      <text:list xml:id="list5945843581498356748" text:style-name="L3">
        <text:list-item>
          <text:p text:style-name="P8">Die Energiekosten sind Deutschlandweit durchschnittlich etwa gleich hoch.</text:p>
        </text:list-item>
        <text:list-item>
          <text:p text:style-name="P8">Die Rohstoff– und Transportkosten sind in Potsdam und Berlin dieselben.</text:p>
        </text:list-item>
        <text:list-item>
          <text:p text:style-name="P8">Der Steuersatz und die Umweltauflagen sind identisch, da die Städte sehr nah bei einander liegen.</text:p>
        </text:list-item>
        <text:list-item>
          <text:p text:style-name="P8">Beide Städte besitzen eine große Auswahl für Freizeitaktivitäten. Dadurch ist die Touristenrate ungefähr gleichgroß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cm" fo:border-left="none" fo:border-right="none" fo:border-top="none" fo:border-bottom="0.035cm solid #000000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Kruse</meta:initial-creator>
    <meta:creation-date>2019-03-28T18:51:58.38</meta:creation-date>
    <meta:document-statistic meta:table-count="0" meta:image-count="0" meta:object-count="0" meta:page-count="1" meta:paragraph-count="11" meta:word-count="144" meta:character-count="1048"/>
    <dc:date>2019-03-28T19:40:17.34</dc:date>
    <dc:creator>Peter Kruse</dc:creator>
    <meta:editing-duration>PT2M16S</meta:editing-duration>
    <meta:editing-cycles>1</meta:editing-cycles>
    <meta:generator>OpenOffice/4.1.6$Win32 OpenOffice.org_project/416m1$Build-9790</meta:generator>
  </office:meta>
</office:document-meta>
</file>